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183355" officeooo:paragraph-rsid="00183355" style:font-size-asian="19.25pt" style:font-size-complex="22pt"/>
    </style:style>
    <style:style style:name="P2" style:family="paragraph" style:parent-style-name="Standard">
      <style:text-properties fo:font-size="22pt" officeooo:rsid="001851f0" officeooo:paragraph-rsid="001851f0" style:font-size-asian="19.25pt" style:font-size-complex="22pt"/>
    </style:style>
    <style:style style:name="P3" style:family="paragraph" style:parent-style-name="Standard">
      <style:text-properties fo:font-size="22pt" officeooo:rsid="00219f71" officeooo:paragraph-rsid="001851f0" style:font-size-asian="22pt" style:font-size-complex="22pt"/>
    </style:style>
    <style:style style:name="P4" style:family="paragraph" style:parent-style-name="Standard">
      <style:text-properties fo:font-size="22pt" officeooo:rsid="001851f0" officeooo:paragraph-rsid="001851f0" style:font-size-asian="22pt" style:font-size-complex="22pt"/>
    </style:style>
    <style:style style:name="P5" style:family="paragraph" style:parent-style-name="Standard">
      <style:text-properties fo:font-size="22pt" fo:font-weight="bold" officeooo:rsid="00219f71" officeooo:paragraph-rsid="001851f0" style:font-size-asian="22pt" style:font-weight-asian="bold" style:font-size-complex="22pt" style:font-weight-complex="bold"/>
    </style:style>
    <style:style style:name="P6" style:family="paragraph" style:parent-style-name="Standard">
      <style:text-properties fo:font-size="22pt" fo:font-weight="bold" officeooo:rsid="0019b624" officeooo:paragraph-rsid="0019b624" style:font-size-asian="22pt" style:font-weight-asian="bold" style:font-size-complex="22pt" style:font-weight-complex="bold"/>
    </style:style>
    <style:style style:name="P7" style:family="paragraph" style:parent-style-name="Standard">
      <style:text-properties fo:font-size="22pt" fo:font-weight="bold" officeooo:rsid="001851f0" officeooo:paragraph-rsid="001851f0" style:font-size-asian="22pt" style:font-weight-asian="bold" style:font-size-complex="22pt" style:font-weight-complex="bold"/>
    </style:style>
    <style:style style:name="P8" style:family="paragraph" style:parent-style-name="Standard">
      <style:text-properties fo:font-size="22pt" fo:font-weight="bold" officeooo:rsid="001a5c9b" officeooo:paragraph-rsid="001a5c9b" style:font-size-asian="22pt" style:font-weight-asian="bold" style:font-size-complex="22pt" style:font-weight-complex="bold"/>
    </style:style>
    <style:style style:name="P9" style:family="paragraph" style:parent-style-name="Standard">
      <style:text-properties fo:font-size="22pt" fo:font-weight="normal" officeooo:rsid="0019b624" officeooo:paragraph-rsid="0019b624" style:font-size-asian="22pt" style:font-weight-asian="normal" style:font-size-complex="22pt" style:font-weight-complex="normal"/>
    </style:style>
    <style:style style:name="P10" style:family="paragraph" style:parent-style-name="Standard">
      <style:text-properties officeooo:paragraph-rsid="00183355"/>
    </style:style>
    <style:style style:name="P11" style:family="paragraph" style:parent-style-name="Standard">
      <style:text-properties fo:font-size="22pt" fo:font-weight="bold" officeooo:rsid="001a5c9b" officeooo:paragraph-rsid="001a5c9b" style:font-size-asian="22pt" style:font-weight-asian="bold" style:font-size-complex="22pt" style:font-weight-complex="bold"/>
    </style:style>
    <style:style style:name="T1" style:family="text">
      <style:text-properties officeooo:rsid="001851f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17c2" style:font-weight-asian="bold" style:font-weight-complex="bold"/>
    </style:style>
    <style:style style:name="T4" style:family="text">
      <style:text-properties officeooo:rsid="0018f60f"/>
    </style:style>
    <style:style style:name="T5" style:family="text">
      <style:text-properties officeooo:rsid="001917c2"/>
    </style:style>
    <style:style style:name="T6" style:family="text">
      <style:text-properties officeooo:rsid="0019b688"/>
    </style:style>
    <style:style style:name="T7" style:family="text">
      <style:text-properties officeooo:rsid="001a5c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0"/>
      <text:p text:style-name="P1"><text:span text:style-name="T1">You have a</text:span> string of <text:span text:style-name="T2">lowercase</text:span> letters.</text:p>
      <text:p text:style-name="P1">Now you have to find the <text:span text:style-name="T2">maximum length </text:span><text:span text:style-name="T3">substring </text:span>in any of the <text:span text:style-name="T2">permutation</text:span> of the original string, <text:span text:style-name="T4">with the condition that t</text:span>his s<text:span text:style-name="T5">ubstring</text:span> should be a <text:span text:style-name="T2">palindrome</text:span>.</text:p>
      <text:p text:style-name="P1"/>
      <text:p text:style-name="P2">Output the <text:span text:style-name="T2">lexicographically smallest palindromic sub</text:span><text:span text:style-name="T3">string</text:span> of <text:span text:style-name="T2">maximum length.</text:span></text:p>
      <text:p text:style-name="P2"/>
      <text:p text:style-name="P3"/>
      <text:p text:style-name="P5">Input : </text:p>
      <text:p text:style-name="P3">First line will contain an integer '<text:span text:style-name="T2">T'</text:span> (number of test cases ).</text:p>
      <text:p text:style-name="P3">For each test case there is an integer '<text:span text:style-name="T2">N'</text:span> (<text:span text:style-name="T1">Length of the string</text:span>).</text:p>
      <text:p text:style-name="P4">Next line contains a string of <text:span text:style-name="T2">lowercase </text:span>letters of length <text:span text:style-name="T2">'N'</text:span></text:p>
      <text:p text:style-name="P7"/>
      <text:p text:style-name="P5">Output : </text:p>
      <text:p text:style-name="P3">For each test case <text:span text:style-name="T1">output the required answer.</text:span></text:p>
      <text:p text:style-name="P3"/>
      <text:p text:style-name="P6">Constraint :</text:p>
      <text:p text:style-name="P6">T&lt;=10<text:span text:style-name="T7">000</text:span></text:p>
      <text:p text:style-name="P6"><text:span text:style-name="T6">1&lt;=</text:span>N&lt;=1000000</text:p>
      <text:p text:style-name="P8">sum of N over all test cases &lt;=10^7</text:p>
      <text:p text:style-name="P8"/>
      <text:p text:style-name="P6">Sample input :</text:p>
      <text:p text:style-name="P6"/>
      <text:p text:style-name="P9">3</text:p>
      <text:p text:style-name="P9">3</text:p>
      <text:p text:style-name="P9">aba</text:p>
      <text:p text:style-name="P9">4</text:p>
      <text:p text:style-name="P9">abab</text:p>
      <text:p text:style-name="P9">5</text:p>
      <text:p text:style-name="P9">abcde</text:p>
      <text:p text:style-name="P6"/>
      <text:p text:style-name="P6">Sample output :</text:p>
      <text:p text:style-name="P6"/>
      <text:p text:style-name="P9">aba</text:p>
      <text:p text:style-name="P9">abba</text:p>
      <text:p text:style-name="P9">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16:17:25.176896426</meta:creation-date>
    <dc:date>2016-03-30T13:22:06.836667263</dc:date>
    <meta:editing-duration>PT1M15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1" meta:paragraph-count="25" meta:word-count="120" meta:character-count="654" meta:non-whitespace-character-count="557"/>
  </office:meta>
</office:document-meta>
</file>